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nsoles" svg:font-family="Consoles"/>
    <style:font-face style:name="Times New Roman1" svg:font-family="'Times New Roman'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235cm" fo:margin-left="-0.265cm" fo:margin-top="0cm" fo:margin-bottom="0cm" table:align="left" style:writing-mode="lr-tb"/>
    </style:style>
    <style:style style:name="Таблица1.A" style:family="table-column">
      <style:table-column-properties style:column-width="5.292cm"/>
    </style:style>
    <style:style style:name="Таблица1.B" style:family="table-column">
      <style:table-column-properties style:column-width="8.089cm"/>
    </style:style>
    <style:style style:name="Таблица1.C" style:family="table-column">
      <style:table-column-properties style:column-width="3.854cm"/>
    </style:style>
    <style:style style:name="Таблица1.1" style:family="table-row">
      <style:table-row-properties style:min-row-height="0.855cm"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A2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style style:name="P2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" style:family="paragraph" style:parent-style-name="Standard">
      <style:text-properties style:font-name="Times New Roman" fo:font-size="13pt" style:font-size-asian="13pt" style:font-name-complex="Times New Roman2" style:font-size-complex="13pt"/>
    </style:style>
    <style:style style:name="P4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5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51d0fb" style:font-size-asian="13pt" style:font-name-complex="Times New Roman2" style:font-size-complex="13pt"/>
    </style:style>
    <style:style style:name="P6" style:family="paragraph" style:parent-style-name="LO-Normal">
      <style:paragraph-properties fo:margin-left="0cm" fo:margin-right="0.041cm" fo:margin-top="0cm" fo:margin-bottom="1.5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7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8" style:family="paragraph" style:parent-style-name="LO-Normal">
      <style:paragraph-properties fo:margin-left="0cm" fo:margin-right="0.041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9" style:family="paragraph" style:parent-style-name="LO-Normal">
      <style:paragraph-properties fo:margin-left="0cm" fo:margin-right="0.041cm" fo:margin-top="0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10" style:family="paragraph" style:parent-style-name="LO-Normal">
      <style:paragraph-properties fo:margin-left="0.212cm" fo:margin-right="0cm" fo:margin-top="0cm" fo:margin-bottom="0.48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11" style:family="paragraph" style:parent-style-name="LO-Normal">
      <style:paragraph-properties fo:margin-left="0.564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12" style:family="paragraph" style:parent-style-name="TOC_20_Heading">
      <style:text-properties style:font-name="Times New Roman" fo:font-size="13pt" style:font-size-asian="13pt" style:font-name-complex="Times New Roman2" style:font-size-complex="13pt" text:display="true"/>
    </style:style>
    <style:style style:name="P13" style:family="paragraph" style:parent-style-name="Heading_20_1">
      <style:text-properties officeooo:paragraph-rsid="00380402"/>
    </style:style>
    <style:style style:name="P14" style:family="paragraph" style:parent-style-name="Heading_20_1">
      <style:paragraph-properties fo:line-height="150%"/>
      <style:text-properties style:font-name="Times New Roman" fo:font-size="16pt" style:font-size-asian="16pt" style:font-name-complex="Times New Roman2" style:font-size-complex="16pt"/>
    </style:style>
    <style:style style:name="P15" style:family="paragraph" style:parent-style-name="Contents_20_1">
      <style:paragraph-properties fo:margin-top="0.101cm" fo:margin-bottom="0.101cm" loext:contextual-spacing="false" fo:text-align="start" style:justify-single-word="false" fo:orphans="2" fo:widows="2" fo:hyphenation-ladder-count="no-limit" style:writing-mode="lr-tb">
        <style:tab-stops>
          <style:tab-stop style:position="17.639cm" style:type="right" style:leader-style="dotted" style:leader-text="."/>
        </style:tab-stops>
      </style:paragraph-properties>
      <style:text-properties style:font-name="Times New Roman" fo:font-size="14pt" fo:language="ru" fo:country="RU" style:letter-kerning="true" style:font-name-asian="Noto Sans CJK SC Regular" style:font-size-asian="14pt" style:language-asian="zh" style:country-asian="CN" style:font-name-complex="Mangal" style:font-size-complex="14pt" style:language-complex="hi" style:country-complex="IN" fo:hyphenate="false" fo:hyphenation-remain-char-count="2" fo:hyphenation-push-char-count="2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055cm" loext:contextual-spacing="false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8.75pt" fo:letter-spacing="normal" fo:font-style="normal" fo:font-weight="normal" officeooo:paragraph-rsid="005908e0" fo:hyphenate="false" fo:hyphenation-remain-char-count="2" fo:hyphenation-push-char-count="2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05b878d" fo:hyphenate="false" fo:hyphenation-remain-char-count="2" fo:hyphenation-push-char-count="2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paragraph-rsid="005908e0" fo:hyphenate="fals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5131de" officeooo:paragraph-rsid="005131de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officeooo:rsid="005b878d" officeooo:paragraph-rsid="005b878d"/>
    </style:style>
    <style:style style:name="P21" style:family="paragraph" style:parent-style-name="Standard" style:master-page-name="">
      <style:paragraph-properties fo:margin-left="0cm" fo:margin-right="-0.002cm" fo:line-height="150%" fo:text-align="justify" style:justify-single-word="false" fo:text-indent="1.27cm" style:auto-text-indent="false" style:page-number="auto"/>
      <style:text-properties officeooo:paragraph-rsid="005908e0"/>
    </style:style>
    <style:style style:name="P22" style:family="paragraph" style:parent-style-name="Heading_20_1">
      <style:paragraph-properties fo:text-align="center" style:justify-single-word="false" fo:break-before="page"/>
      <style:text-properties style:font-name="Times New Roman" officeooo:rsid="005b878d" officeooo:paragraph-rsid="005b878d"/>
    </style:style>
    <style:style style:name="P23" style:family="paragraph" style:parent-style-name="Heading_20_1">
      <style:paragraph-properties fo:text-align="center" style:justify-single-word="false"/>
      <style:text-properties style:font-name="Times New Roman"/>
    </style:style>
    <style:style style:name="P24" style:family="paragraph" style:parent-style-name="Heading_20_1">
      <style:paragraph-properties fo:margin-left="0cm" fo:margin-right="0cm" fo:text-indent="0cm" style:auto-text-indent="false"/>
      <style:text-properties style:font-name="Times New Roman" fo:font-size="16pt" style:font-size-asian="16pt" style:font-name-complex="Times New Roman2" style:font-size-complex="16pt"/>
    </style:style>
    <style:style style:name="P25" style:family="paragraph" style:parent-style-name="Heading_20_2" style:list-style-name="WWNum1" style:master-page-name="First_20_Page">
      <style:paragraph-properties fo:margin-left="5.17cm" fo:margin-right="5.193cm" fo:margin-top="0.423cm" fo:margin-bottom="0.483cm" loext:contextual-spacing="false" fo:text-align="center" style:justify-single-word="false" fo:text-indent="0cm" style:auto-text-indent="false" style:page-number="auto" fo:break-before="page"/>
      <style:text-properties style:font-name="Times New Roman" fo:font-size="14pt" style:font-size-asian="14pt" style:font-size-complex="14pt"/>
    </style:style>
    <style:style style:name="P26" style:family="paragraph" style:parent-style-name="Heading_20_2" style:list-style-name="WWNum1">
      <style:paragraph-properties fo:margin-left="0.018cm" fo:margin-right="0.042cm" fo:text-indent="-0.018cm" style:auto-text-indent="false"/>
      <style:text-properties style:font-name="Times New Roman" fo:font-size="14pt" style:font-size-asian="14pt" style:font-size-complex="14pt"/>
    </style:style>
    <style:style style:name="P27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28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4pt" officeooo:paragraph-rsid="0034e2a9" style:font-size-asian="14pt" style:font-size-complex="14pt"/>
    </style:style>
    <style:style style:name="P29" style:family="paragraph" style:parent-style-name="LO-Normal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4pt" style:font-size-asian="14pt" style:font-size-complex="14pt"/>
    </style:style>
    <style:style style:name="P30" style:family="paragraph" style:parent-style-name="LO-Normal">
      <loext:graphic-properties draw:fill="none"/>
      <style:paragraph-properties fo:margin-left="0cm" fo:margin-right="0cm" fo:margin-top="0cm" fo:margin-bottom="0.076cm" loext:contextual-spacing="false" fo:line-height="191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195cm"/>
        </style:tab-stops>
      </style:paragraph-properties>
      <style:text-properties style:font-name="Times New Roman" fo:font-size="14pt" officeooo:paragraph-rsid="005efd43" style:font-size-asian="14pt" style:font-size-complex="14pt" fo:hyphenate="false" fo:hyphenation-remain-char-count="2" fo:hyphenation-push-char-count="2"/>
    </style:style>
    <style:style style:name="P31" style:family="paragraph" style:parent-style-name="LO-Normal" style:master-page-name="">
      <loext:graphic-properties draw:fill="none"/>
      <style:paragraph-properties fo:margin-left="0cm" fo:margin-right="0cm" fo:margin-top="0cm" fo:margin-bottom="0.076cm" loext:contextual-spacing="false" fo:line-height="191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5.195cm"/>
        </style:tab-stops>
      </style:paragraph-properties>
      <style:text-properties style:font-name="Times New Roman" fo:font-size="14pt" officeooo:paragraph-rsid="005efd43" style:font-size-asian="14pt" style:font-size-complex="14pt" fo:hyphenate="false" fo:hyphenation-remain-char-count="2" fo:hyphenation-push-char-count="2"/>
    </style:style>
    <style:style style:name="P32" style:family="paragraph" style:parent-style-name="LO-Normal" style:master-page-name="">
      <loext:graphic-properties draw:fill="none"/>
      <style:paragraph-properties fo:margin-left="0cm" fo:margin-right="0cm" fo:margin-top="0cm" fo:margin-bottom="0.48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33" style:family="paragraph" style:parent-style-name="LO-Normal" style:master-page-name="">
      <loext:graphic-properties draw:fill="none"/>
      <style:paragraph-properties fo:margin-left="0cm" fo:margin-right="0cm" fo:margin-top="0cm" fo:margin-bottom="0.48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34" style:family="paragraph" style:parent-style-name="LO-Normal" style:master-page-name="">
      <loext:graphic-properties draw:fill="none"/>
      <style:paragraph-properties fo:margin-left="0cm" fo:margin-right="0cm" fo:margin-top="0cm" fo:margin-bottom="0.48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35" style:family="paragraph" style:parent-style-name="LO-Normal" style:master-page-name="">
      <loext:graphic-properties draw:fill="none"/>
      <style:paragraph-properties fo:margin-left="0cm" fo:margin-right="0cm" fo:margin-top="0cm" fo:margin-bottom="0.483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36" style:family="paragraph" style:parent-style-name="LO-Normal" style:master-page-name="">
      <loext:graphic-properties draw:fill="none"/>
      <style:paragraph-properties fo:margin-left="0cm" fo:margin-right="0cm" fo:margin-top="0cm" fo:margin-bottom="0.483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37" style:family="paragraph" style:parent-style-name="LO-Normal">
      <style:paragraph-properties fo:margin-left="0cm" fo:margin-right="0.3cm" fo:margin-top="0cm" fo:margin-bottom="0.055cm" loext:contextual-spacing="false" fo:line-height="150%" fo:text-align="justify" style:justify-single-word="false" fo:text-indent="1cm" style:auto-text-indent="false">
        <style:tab-stops>
          <style:tab-stop style:position="0cm"/>
        </style:tab-stops>
      </style:paragraph-properties>
      <style:text-properties style:font-name="Times New Roman" officeooo:paragraph-rsid="00319163"/>
    </style:style>
    <style:style style:name="P38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4pt" fo:language="ru" fo:country="RU" style:letter-kerning="true" style:font-name-asian="Noto Sans CJK SC Regular" style:font-size-asian="14pt" style:language-asian="zh" style:country-asian="CN" style:font-name-complex="Mangal" style:font-size-complex="14pt" style:language-complex="hi" style:country-complex="IN"/>
    </style:style>
    <style:style style:name="P39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0" style:family="paragraph" style:parent-style-name="LO-Normal">
      <style:paragraph-properties fo:margin-left="0cm" fo:margin-right="-0.499cm" fo:margin-top="0cm" fo:margin-bottom="0cm" loext:contextual-spacing="false" fo:line-height="106%" fo:text-align="justify" style:justify-single-word="false" fo:text-indent="0cm" style:auto-text-indent="false">
        <style:tab-stops>
          <style:tab-stop style:position="3.399cm"/>
        </style:tab-stops>
      </style:paragraph-properties>
      <style:text-properties style:font-name="Times New Roman" fo:font-size="14pt" style:font-size-asian="14pt" style:font-size-complex="14pt"/>
    </style:style>
    <style:style style:name="P41" style:family="paragraph" style:parent-style-name="LO-Normal">
      <style:paragraph-properties fo:margin-left="0.021cm" fo:margin-right="0cm" fo:margin-top="0cm" fo:margin-bottom="0cm" loext:contextual-spacing="false" fo:line-height="106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2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4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5b878d"/>
    </style:style>
    <style:style style:name="P4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Mono1" fo:font-size="10pt" fo:letter-spacing="normal" fo:font-style="normal" fo:font-weight="normal" officeooo:rsid="005131de" officeooo:paragraph-rsid="005131de" style:font-size-asian="10pt" style:font-weight-asian="normal" style:font-size-complex="10pt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style:font-name="Liberation Mono1" officeooo:rsid="005b878d" officeooo:paragraph-rsid="005b878d"/>
    </style:style>
    <style:style style:name="P48" style:family="paragraph" style:parent-style-name="Footer" style:master-page-name="Standard">
      <loext:graphic-properties draw:fill="none"/>
      <style:paragraph-properties fo:margin-left="-2.401cm" fo:margin-right="-1cm" fo:text-align="center" style:justify-single-word="false" fo:orphans="2" fo:widows="2" fo:hyphenation-ladder-count="no-limit" fo:text-indent="0cm" style:auto-text-indent="false" style:page-number="2" fo:background-color="transparent" text:number-lines="false" text:line-number="0" style:writing-mode="lr-tb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fo:hyphenation-remain-char-count="2" fo:hyphenation-push-char-count="2"/>
    </style:style>
    <style:style style:name="P49" style:family="paragraph" style:parent-style-name="Contents_20_Heading">
      <style:text-properties style:font-name="Times New Roman" fo:font-size="14pt" fo:language="ru" fo:country="RU" style:letter-kerning="true" style:font-name-asian="Noto Sans CJK SC Regular" style:font-size-asian="14pt" style:language-asian="zh" style:country-asian="CN" style:font-name-complex="Mangal" style:font-size-complex="14pt" style:language-complex="hi" style:country-complex="IN"/>
    </style:style>
    <style:style style:name="P50" style:family="paragraph" style:parent-style-name="Contents_20_Heading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1" style:family="paragraph" style:parent-style-name="Contents_20_2">
      <style:paragraph-properties>
        <style:tab-stops>
          <style:tab-stop style:position="17.639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7.639cm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Обычный_20__2b__20_14_20_pt.по_20_ширине.Первая_20_строка_3a__20__20_0.97_20_см.Справа_3a__20__20_-1.25_20_см.Между..._20_...">
      <loext:graphic-properties draw:fill="none"/>
      <style:paragraph-properties fo:margin-left="0cm" fo:margin-right="-0.002cm" fo:margin-top="0cm" fo:margin-bottom="0.055cm" loext:contextual-spacing="false" fo:line-height="150%" fo:text-align="justify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8.75pt" fo:letter-spacing="normal" fo:font-style="normal" fo:font-weight="normal" officeooo:paragraph-rsid="005908e0" fo:hyphenate="false" fo:hyphenation-remain-char-count="2" fo:hyphenation-push-char-count="2"/>
    </style:style>
    <style:style style:name="P57" style:family="paragraph" style:parent-style-name="Обычный_20__2b__20_14_20_pt.по_20_ширине.Первая_20_строка_3a__20__20_0.97_20_см.Справа_3a__20__20_-1.25_20_см.Между..._20_...">
      <style:paragraph-properties fo:margin-left="1.251cm" fo:margin-right="-0.002cm" fo:line-height="150%" fo:text-align="justify" style:justify-single-word="false" fo:text-indent="0cm" style:auto-text-indent="false"/>
      <style:text-properties officeooo:paragraph-rsid="005908e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5e83a" style:font-weight-asian="bold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officeooo:rsid="002cc9b3"/>
    </style:style>
    <style:style style:name="T5" style:family="text">
      <style:text-properties fo:color="#800080"/>
    </style:style>
    <style:style style:name="T6" style:family="text">
      <style:text-properties fo:color="#800080" fo:font-weight="bold"/>
    </style:style>
    <style:style style:name="T7" style:family="text">
      <style:text-properties officeooo:rsid="0034e2a9"/>
    </style:style>
    <style:style style:name="T8" style:family="text">
      <style:text-properties style:font-size-asian="13pt" style:font-size-complex="13pt"/>
    </style:style>
    <style:style style:name="T9" style:family="text">
      <style:text-properties officeooo:rsid="0058e51f" style:font-size-asian="13pt" style:font-size-complex="13pt"/>
    </style:style>
    <style:style style:name="T10" style:family="text">
      <style:text-properties officeooo:rsid="0035e83a"/>
    </style:style>
    <style:style style:name="T11" style:family="text">
      <style:text-properties style:font-name="Times New Roman" fo:font-size="14pt" fo:language="ru" fo:country="RU" style:font-size-asian="14pt" style:language-asian="ru" style:country-asian="RU"/>
    </style:style>
    <style:style style:name="T12" style:family="text">
      <style:text-properties style:font-name="Times New Roman" fo:font-size="14pt" fo:language="ru" fo:country="RU" officeooo:rsid="005908e0" style:font-size-asian="14pt" style:language-asian="ru" style:country-asian="RU"/>
    </style:style>
    <style:style style:name="T13" style:family="text">
      <style:text-properties style:font-name="Times New Roman" fo:font-size="14pt" fo:language="ru" fo:country="RU" officeooo:rsid="004f8b44" style:font-size-asian="14pt" style:language-asian="ru" style:country-asian="RU" style:font-style-asian="italic"/>
    </style:style>
    <style:style style:name="T14" style:family="text">
      <style:text-properties style:font-name="Times New Roman" fo:font-size="14pt" fo:language="ru" fo:country="RU" fo:font-style="italic" officeooo:rsid="004f8b44" style:font-size-asian="14pt" style:language-asian="ru" style:country-asian="RU" style:font-style-asian="italic"/>
    </style:style>
    <style:style style:name="T15" style:family="text">
      <style:text-properties style:font-name="Times New Roman" fo:font-size="14pt" officeooo:rsid="004f8b44" style:font-size-asian="12.25pt" style:font-name-complex="Times New Roman2" style:font-size-complex="14pt"/>
    </style:style>
    <style:style style:name="T16" style:family="text">
      <style:text-properties style:font-name="Times New Roman" fo:font-size="14pt" officeooo:rsid="0057f448" style:font-size-asian="12.25pt" style:font-name-complex="Times New Roman2" style:font-size-complex="14pt"/>
    </style:style>
    <style:style style:name="T17" style:family="text">
      <style:text-properties style:font-name="Times New Roman" fo:font-size="14pt" officeooo:rsid="005908e0" style:font-size-asian="12.25pt" style:font-name-complex="Times New Roman2" style:font-size-complex="14pt"/>
    </style:style>
    <style:style style:name="T18" style:family="text">
      <style:text-properties style:font-name="Times New Roman" fo:font-size="14pt" officeooo:rsid="005c334d" style:font-size-asian="12.25pt" style:font-name-complex="Times New Roman2" style:font-size-complex="14pt"/>
    </style:style>
    <style:style style:name="T19" style:family="text">
      <style:text-properties style:font-name="Times New Roman" fo:font-size="14pt" fo:font-weight="normal" officeooo:rsid="004f8b44" style:font-size-asian="12.25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5aabbf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5b878d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5011e3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5c334d" style:font-size-asian="12.25pt" style:font-weight-asian="normal" style:font-size-complex="14pt" style:font-weight-complex="normal"/>
    </style:style>
    <style:style style:name="T24" style:family="text">
      <style:text-properties style:font-name="Times New Roman" officeooo:rsid="00380402"/>
    </style:style>
    <style:style style:name="T25" style:family="text">
      <style:text-properties style:font-name="Times New Roman" fo:font-size="16pt" style:font-size-asian="16pt" style:font-name-complex="Times New Roman2" style:font-size-complex="16pt"/>
    </style:style>
    <style:style style:name="T26" style:family="text">
      <style:text-properties style:font-name="Times New Roman" fo:font-size="16pt" fo:language="en" fo:country="US" style:font-size-asian="16pt" style:font-name-complex="Times New Roman2" style:font-size-complex="16pt"/>
    </style:style>
    <style:style style:name="T27" style:family="text">
      <style:text-properties fo:color="#c0c0c0"/>
    </style:style>
    <style:style style:name="T28" style:family="text">
      <style:text-properties fo:color="#808000"/>
    </style:style>
    <style:style style:name="T29" style:family="text">
      <style:text-properties fo:color="#092e64"/>
    </style:style>
    <style:style style:name="T30" style:family="text">
      <style:text-properties fo:color="#092e64" fo:font-style="italic"/>
    </style:style>
    <style:style style:name="T31" style:family="text">
      <style:text-properties fo:color="#00677c"/>
    </style:style>
    <style:style style:name="T32" style:family="text">
      <style:text-properties fo:color="#00677c" fo:font-weight="bold"/>
    </style:style>
    <style:style style:name="T33" style:family="text">
      <style:text-properties fo:color="#00677c" fo:font-style="italic"/>
    </style:style>
    <style:style style:name="T34" style:family="text">
      <style:text-properties officeooo:rsid="00504920"/>
    </style:style>
    <style:style style:name="T35" style:family="text">
      <style:text-properties fo:color="#800000"/>
    </style:style>
    <style:style style:name="T36" style:family="text">
      <style:text-properties officeooo:rsid="005131de"/>
    </style:style>
    <style:style style:name="T37" style:family="text">
      <style:text-properties officeooo:rsid="0058e51f"/>
    </style:style>
    <style:style style:name="T38" style:family="text">
      <style:text-properties style:font-name="Symbol" fo:font-size="14pt" fo:language="ru" fo:country="RU" officeooo:rsid="004f8b44" style:font-name-asian="Symbol1" style:font-size-asian="14pt" style:language-asian="ru" style:country-asian="RU" style:font-style-asian="italic" style:font-name-complex="Symbol1"/>
    </style:style>
    <style:style style:name="T39" style:family="text">
      <style:text-properties fo:font-size="14pt" officeooo:rsid="00319163" style:font-size-asian="14pt" style:font-size-complex="14pt"/>
    </style:style>
    <style:style style:name="T40" style:family="text">
      <style:text-properties fo:font-size="14pt" officeooo:rsid="005c334d" style:font-size-asian="14pt" style:font-size-complex="14pt"/>
    </style:style>
    <style:style style:name="T41" style:family="text">
      <style:text-properties officeooo:rsid="005b878d"/>
    </style:style>
    <style:style style:name="T42" style:family="text">
      <style:text-properties fo:color="#000080"/>
    </style:style>
    <style:style style:name="T43" style:family="text">
      <style:text-properties fo:color="#008000"/>
    </style:style>
    <style:style style:name="T44" style:family="text">
      <style:text-properties style:font-name="Liberation Mono1" fo:font-size="10pt" fo:font-weight="normal" officeooo:rsid="005aabbf" style:font-size-asian="10pt" style:font-weight-asian="normal" style:font-size-complex="10pt" style:font-weight-complex="normal"/>
    </style:style>
    <style:style style:name="T45" style:family="text">
      <style:text-properties fo:font-style="italic"/>
    </style:style>
    <style:style style:name="T46" style:family="text">
      <style:text-properties officeooo:rsid="005c334d"/>
    </style:style>
    <style:style style:name="T47" style:family="text">
      <style:text-properties style:font-name="Times New Roman"/>
    </style:style>
    <style:style style:name="T48" style:family="text">
      <style:text-properties style:font-name="Times New Roman"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96138890" text:style-name="WWNum1">
        <text:list-item>
          <text:list>
            <text:list-item>
              <text:h text:style-name="P25" text:outline-level="2"><text:bookmark-start text:name="_Toc495122333"/><text:bookmark-start text:name="__RefHeading___Toc2039_692322312"/>МИНОБРНАУКИ РОССИИ<text:bookmark-end text:name="_Toc495122333"/><text:bookmark-end text:name="__RefHeading___Toc2039_692322312"/></text:h>
            </text:list-item>
          </text:list>
        </text:list-item>
      </text:list>
      <text:p text:style-name="P32">САНКТ-ПЕТЕРБУРГСКИЙ ГОСУДАРСТВЕННЫЙ</text:p>
      <text:p text:style-name="P35">ЭЛЕКТРОТЕХНИЧЕСКИЙ УНИВЕРСИТЕТ</text:p>
      <text:p text:style-name="P32">«ЛЭТИ» ИМ. В.И. УЛЬЯНОВА (ЛЕНИНА)</text:p>
      <text:p text:style-name="P35">Кафедра МОЭВМ</text:p>
      <text:p text:style-name="P6"><text:s/></text:p>
      <text:p text:style-name="P10"><text:s/></text:p>
      <text:p text:style-name="P7"><text:s/></text:p>
      <text:p text:style-name="P8"><text:s/></text:p>
      <text:list xml:id="list131841869125293" text:continue-numbering="true" text:style-name="WWNum1">
        <text:list-item>
          <text:list>
            <text:list-item>
              <text:h text:style-name="P26" text:outline-level="2"><text:bookmark-start text:name="_Toc495122334"/><text:bookmark-start text:name="__RefHeading___Toc2041_692322312"/>ОТЧЕТ<text:bookmark-end text:name="_Toc495122334"/><text:bookmark-end text:name="__RefHeading___Toc2041_692322312"/></text:h>
            </text:list-item>
          </text:list>
        </text:list-item>
      </text:list>
      <text:p text:style-name="P31"><text:span text:style-name="T1">по лабораторной работе</text:span><text:span text:style-name="T3"> </text:span>№<text:span text:style-name="T37">3</text:span><text:span text:style-name="T1"> </text:span></text:p>
      <text:p text:style-name="P30"><text:span text:style-name="T1">по дисциплине «</text:span><text:span text:style-name="T2">Алгоритмы и структуры данных</text:span><text:span text:style-name="T1">»</text:span></text:p>
      <text:list xml:id="list131843127645632" text:continue-numbering="true" text:style-name="WWNum1">
        <text:list-item>
          <text:list>
            <text:list-item>
              <text:h text:style-name="P28" text:outline-level="2"><text:bookmark-start text:name="__RefHeading___Toc2043_692322312"/><text:bookmark-start text:name="_Toc495122335"/>ТЕМА:<text:bookmark-end text:name="_Toc495122335"/> <text:span text:style-name="T37">Стеки и очереди</text:span><text:bookmark-end text:name="__RefHeading___Toc2043_692322312"/></text:h>
            </text:list-item>
            <text:list-item>
              <text:h text:style-name="P27" text:outline-level="2"/>
            </text:list-item>
          </text:list>
        </text:list-item>
      </text:list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9">Студент гр. <text:span text:style-name="T4">7</text:span>30<text:span text:style-name="T4">3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40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29">Преподаватель</text:p>
          </table:table-cell>
          <table:table-cell table:style-name="Таблица1.A2" office:value-type="string">
            <text:p text:style-name="P11"><text:s/></text:p>
          </table:table-cell>
          <table:table-cell table:style-name="Таблица1.A2" office:value-type="string">
            <text:p text:style-name="P41"><text:span text:style-name="T10">Болтрашевич</text:span> Т.А.</text:p>
          </table:table-cell>
        </table:table-row>
      </table:table>
      <text:p text:style-name="P7"/>
      <text:p text:style-name="P34">Санкт-Петербург<text:line-break/>201<text:span text:style-name="T7">8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0"><text:soft-page-break/>Оглавление</text:p>
          </text:index-title>
          <text:p text:style-name="P54"><text:a xlink:type="simple" xlink:href="#__RefHeading___Toc1709_692322312" text:style-name="Index_20_Link" text:visited-style-name="Index_20_Link"><text:span text:style-name="T48">Цель работы<text:tab/>3</text:span></text:a></text:p>
          <text:p text:style-name="P54"><text:a xlink:type="simple" xlink:href="#__RefHeading___Toc8601_2844259154" text:style-name="Index_20_Link" text:visited-style-name="Index_20_Link"><text:span text:style-name="T48">Задание<text:tab/>3</text:span></text:a></text:p>
          <text:p text:style-name="P54"><text:a xlink:type="simple" xlink:href="#__RefHeading___Toc1711_692322312" text:style-name="Index_20_Link" text:visited-style-name="Index_20_Link"><text:span text:style-name="T48">Ход работы<text:tab/>3</text:span></text:a></text:p>
          <text:p text:style-name="P54"><text:a xlink:type="simple" xlink:href="#__RefHeading___Toc1731_692322312" text:style-name="Index_20_Link" text:visited-style-name="Index_20_Link"><text:span text:style-name="T48">Вывод<text:tab/>3</text:span></text:a></text:p>
          <text:p text:style-name="P54"><text:a xlink:type="simple" xlink:href="#__RefHeading___Toc8079_1876010945" text:style-name="Index_20_Link" text:visited-style-name="Index_20_Link"><text:span text:style-name="T48">Приложение А. Стек<text:tab/>4</text:span></text:a></text:p>
          <text:p text:style-name="P54"><text:a xlink:type="simple" xlink:href="#__RefHeading___Toc7979_1876010945" text:style-name="Index_20_Link" text:visited-style-name="Index_20_Link"><text:span text:style-name="T48">Приложение Б. Функция<text:tab/>5</text:span></text:a></text:p>
        </text:index-body>
      </text:table-of-content>
      <text:p text:style-name="P39"/>
      <text:p text:style-name="P38"/>
      <text:p text:style-name="P12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><text:soft-page-break/></text:p>
      <text:h text:style-name="P14" text:outline-level="1"><text:bookmark-start text:name="_Toc495122336"/><text:bookmark-start text:name="__RefHeading___Toc1709_692322312"/>Цель работы<text:bookmark-end text:name="_Toc495122336"/><text:bookmark-end text:name="__RefHeading___Toc1709_692322312"/></text:h>
      <text:p text:style-name="P16"><text:span text:style-name="Source_20_Text"><text:span text:style-name="T12">Реализовать структуру данных: очередь или стек. Решить поставленное задание с использованием своей реализации нужной структуры данных.</text:span></text:span></text:p>
      <text:h text:style-name="P13" text:outline-level="1"><text:bookmark-start text:name="__RefHeading___Toc8601_2844259154"/><text:span text:style-name="Source_20_Text"><text:span text:style-name="T24">Задание</text:span></text:span><text:bookmark-end text:name="__RefHeading___Toc8601_2844259154"/></text:h>
      <text:p text:style-name="P21"><text:span text:style-name="T11">Правильная скобочная конструкция с тремя видами скобок определяется как </text:span></text:p>
      <text:p text:style-name="P57"><text:span text:style-name="T11">&lt;текст&gt; ::= &lt;пусто&gt; | &lt;элемент&gt; &lt;текст&gt;</text:span></text:p>
      <text:p text:style-name="P57"><text:span text:style-name="T11">&lt;элемент&gt; ::= &lt;символ&gt; | (</text:span><text:span text:style-name="T12">&lt;</text:span><text:span text:style-name="T11">текст&gt;) | [&lt;текст&gt;] | {&lt;текст&gt;}</text:span></text:p>
      <text:p text:style-name="P56"><text:span text:style-name="Source_20_Text"><text:span text:style-name="T13">где &lt;символ&gt; </text:span></text:span><text:span text:style-name="Source_20_Text"><text:span text:style-name="T38">-</text:span></text:span><text:span text:style-name="Source_20_Text"><text:span text:style-name="T13"> любой символ, кроме (, ), [, ], {, }. Проверить, является ли текст, содержащийся в заданном файле </text:span></text:span><text:span text:style-name="Source_20_Text"><text:span text:style-name="T14">F</text:span></text:span><text:span text:style-name="Source_20_Text"><text:span text:style-name="T13">, правильной скобочной конструкцией; если нет, то указать номер ошибочной позиции.</text:span></text:span></text:p>
      <text:h text:style-name="Heading_20_1" text:outline-level="1"><text:bookmark-start text:name="__RefHeading___Toc1711_692322312"/><text:bookmark-start text:name="_Toc495122337"/><text:span text:style-name="Source_20_Text"><text:span text:style-name="T25">Хо</text:span></text:span><text:bookmark-end text:name="_Toc495122337"/><text:span text:style-name="Source_20_Text"><text:span text:style-name="T25">д</text:span></text:span><text:span text:style-name="Source_20_Text"><text:span text:style-name="T26"> </text:span></text:span><text:span text:style-name="Source_20_Text"><text:span text:style-name="T25">работы</text:span></text:span><text:bookmark-end text:name="__RefHeading___Toc1711_692322312"/></text:h>
      <text:p text:style-name="P18"><text:span text:style-name="Source_20_Text"><text:span text:style-name="T17">Для решения поставленной задачи используется стек, реализация </text:span></text:span><text:span text:style-name="Source_20_Text"><text:span text:style-name="T18">которого</text:span></text:span><text:span text:style-name="Source_20_Text"><text:span text:style-name="T17"> приведена в приложении А.</text:span></text:span></text:p>
      <text:p text:style-name="P17"><text:span text:style-name="Source_20_Text"><text:span text:style-name="T16">Р</text:span></text:span><text:span text:style-name="Source_20_Text"><text:span text:style-name="T15">еализация требуемой функции </text:span></text:span><text:span text:style-name="Source_20_Text"><text:span text:style-name="T16">приведена в приложении </text:span></text:span><text:span text:style-name="Source_20_Text"><text:span text:style-name="T17">Б</text:span></text:span><text:span text:style-name="Source_20_Text"><text:span text:style-name="T15">:</text:span></text:span></text:p>
      <text:p text:style-name="P17"><text:span text:style-name="T19">Функция </text:span><text:span text:style-name="T44">check_braces</text:span><text:span text:style-name="T19"> принимает </text:span><text:span text:style-name="T20">строку (скобочную последовательность)</text:span><text:span text:style-name="T19">, </text:span><text:span text:style-name="T20">которую нужно проверить на корректность</text:span><text:span text:style-name="T19">. </text:span><text:span text:style-name="T20">В случае ошибки возвращается порядковый номер скобки (начиная с 1), для которой не нашлось закрывающей </text:span><text:span text:style-name="T23">или номер закрывающей скобки, не соответствующей открывающей</text:span><text:span text:style-name="T20">.</text:span></text:p>
      <text:p text:style-name="P17"><text:span text:style-name="T20">На каждой итерации цикла функция считывает один символ:</text:span><text:span text:style-name="T19"><text:line-break/>- если </text:span><text:span text:style-name="T21">символ не скобка</text:span><text:span text:style-name="T19">, </text:span><text:span text:style-name="T21">то цикл переходит на следующую итерацию</text:span><text:span text:style-name="T19">. <text:line-break/>- если </text:span><text:span text:style-name="T21">символ — открывающая скобка</text:span><text:span text:style-name="T19">, </text:span><text:span text:style-name="T21">то в стек помещается пара (скобка, порядковый номер)<text:line-break/>- если символ — закрывающая скобка, то со стека </text:span><text:span text:style-name="T23">выталкивается последняя скобка</text:span></text:p>
      <text:h text:style-name="P24" text:outline-level="1"><text:bookmark-start text:name="_Toc495122338"/><text:bookmark-start text:name="__RefHeading___Toc1731_692322312"/>Вывод<text:bookmark-end text:name="_Toc495122338"/><text:bookmark-end text:name="__RefHeading___Toc1731_692322312"/></text:h>
      <text:p text:style-name="P37"><text:span text:style-name="T39">Была написана программа </text:span><text:span text:style-name="T40">проверяющая корректность скобочной последовательности. При написании программы были использованы все функции для работы со стеком. При компиляции и выполнении программы не возникает ошибок и предупреждений.</text:span></text:p>
      <text:h text:style-name="P23" text:outline-level="1"><text:bookmark-start text:name="__RefHeading___Toc8079_1876010945"/><text:soft-page-break/>Приложение А. <text:span text:style-name="T41">Стек</text:span><text:bookmark-end text:name="__RefHeading___Toc8079_1876010945"/></text:h>
      <text:p text:style-name="P19"/>
      <text:p text:style-name="P46"><text:span text:style-name="T42">#ifndef</text:span><text:span text:style-name="T27"> </text:span><text:span text:style-name="T42">STACK_H</text:span></text:p>
      <text:p text:style-name="P44"><text:span text:style-name="T42">#define</text:span><text:span text:style-name="T27"> </text:span><text:span text:style-name="T42">STACK_H</text:span></text:p>
      <text:p text:style-name="P43"><text:span text:style-name="T42">#include</text:span><text:span text:style-name="T27"> </text:span><text:span text:style-name="T43">&lt;vector&gt;</text:span></text:p>
      <text:p text:style-name="P43"><text:span text:style-name="T42">#include</text:span><text:span text:style-name="T27"> </text:span><text:span text:style-name="T43">&lt;iostream&gt;</text:span></text:p>
      <text:p text:style-name="P44"><text:span text:style-name="T42">#include</text:span><text:span text:style-name="T27"> </text:span><text:span text:style-name="T43">&lt;string&gt;</text:span></text:p>
      <text:p text:style-name="P43"><text:span text:style-name="T28">template</text:span><text:span text:style-name="T27"> </text:span>&lt;<text:span text:style-name="T28">typename</text:span><text:span text:style-name="T27"> </text:span><text:span text:style-name="T5">T</text:span>&gt;</text:p>
      <text:p text:style-name="P43"><text:span text:style-name="T28">class</text:span><text:span text:style-name="T27"> </text:span><text:span text:style-name="T6">Stack</text:span><text:span text:style-name="T27"> </text:span>{</text:p>
      <text:p text:style-name="P43"><text:span text:style-name="T28">public</text:span>:</text:p>
      <text:p text:style-name="P43"><text:span text:style-name="T27"><text:s text:c="4"/></text:span><text:span text:style-name="T28">void</text:span><text:span text:style-name="T27"> </text:span><text:span text:style-name="T32">push</text:span>(<text:span text:style-name="T5">T</text:span><text:span text:style-name="T27"> </text:span><text:span text:style-name="T29">i</text:span>)<text:span text:style-name="T27"> </text:span>{</text:p>
      <text:p text:style-name="P43"><text:span text:style-name="T27"><text:s text:c="4"/></text:span><text:span text:style-name="T35">_data</text:span>.push_back(<text:span text:style-name="T29">i</text:span>);</text:p>
      <text:p text:style-name="P44"><text:span text:style-name="T27"><text:s text:c="2"/></text:span>}</text:p>
      <text:p text:style-name="P43"><text:span text:style-name="T27"><text:s text:c="4"/></text:span><text:span text:style-name="T28">void</text:span><text:span text:style-name="T27"> </text:span><text:span text:style-name="T32">pop</text:span>()<text:span text:style-name="T27"> </text:span>{</text:p>
      <text:p text:style-name="P43"><text:span text:style-name="T27"><text:s text:c="4"/></text:span><text:span text:style-name="T28">if</text:span><text:span text:style-name="T27"> </text:span>(!<text:span text:style-name="T35">_data</text:span>.empty())</text:p>
      <text:p text:style-name="P43"><text:span text:style-name="T27"><text:s text:c="8"/></text:span><text:span text:style-name="T35">_data</text:span>.pop_back();</text:p>
      <text:p text:style-name="P44"><text:span text:style-name="T27"><text:s text:c="2"/></text:span>}</text:p>
      <text:p text:style-name="P43"><text:span text:style-name="T27"><text:s text:c="2"/></text:span><text:span text:style-name="T5">T</text:span><text:span text:style-name="T27"> </text:span><text:span text:style-name="T32">top</text:span>()<text:span text:style-name="T27"> </text:span>{</text:p>
      <text:p text:style-name="P43"><text:span text:style-name="T27"><text:s text:c="4"/></text:span><text:span text:style-name="T28">return</text:span><text:span text:style-name="T27"> </text:span><text:span text:style-name="T35">_data</text:span>.back();</text:p>
      <text:p text:style-name="P44"><text:span text:style-name="T27"><text:s text:c="2"/></text:span>}</text:p>
      <text:p text:style-name="P43"><text:span text:style-name="T27"><text:s text:c="2"/></text:span><text:span text:style-name="T28">bool</text:span><text:span text:style-name="T27"> </text:span><text:span text:style-name="T32">empty</text:span>()<text:span text:style-name="T27"> </text:span>{</text:p>
      <text:p text:style-name="P43"><text:span text:style-name="T27"><text:s text:c="4"/></text:span><text:span text:style-name="T28">return</text:span><text:span text:style-name="T27"> </text:span><text:span text:style-name="T35">_data</text:span>.empty();</text:p>
      <text:p text:style-name="P44"><text:span text:style-name="T27"><text:s text:c="2"/></text:span>}</text:p>
      <text:p text:style-name="P43"><text:span text:style-name="T28">private</text:span>:</text:p>
      <text:p text:style-name="P43"><text:span text:style-name="T27"><text:s text:c="4"/></text:span><text:span text:style-name="T5">std</text:span>::<text:span text:style-name="T5">vector</text:span>&lt;<text:span text:style-name="T5">T</text:span>&gt;<text:span text:style-name="T27"> </text:span><text:span text:style-name="T35">_data</text:span>;</text:p>
      <text:p text:style-name="P44">};</text:p>
      <text:p text:style-name="P45"><text:span text:style-name="T42">#endif</text:span><text:span text:style-name="T27"> </text:span><text:span text:style-name="T43">//</text:span><text:span text:style-name="T27"> </text:span><text:span text:style-name="T43">STACK_H</text:span></text:p>
      <text:h text:style-name="P22" text:outline-level="1"><text:bookmark-start text:name="__RefHeading___Toc7979_1876010945"/>Приложение Б. Функция<text:bookmark-end text:name="__RefHeading___Toc7979_1876010945"/></text:h>
      <text:p text:style-name="P47"><text:span text:style-name="T5">size_t</text:span><text:span text:style-name="T27"> </text:span><text:span text:style-name="T32">check_braces</text:span>(<text:span text:style-name="T5">string</text:span><text:span text:style-name="T27"> </text:span><text:span text:style-name="T29">input</text:span>)<text:span text:style-name="T27"> </text:span>{</text:p>
      <text:p text:style-name="P43"><text:span text:style-name="T27"><text:s text:c="2"/></text:span><text:span text:style-name="T5">Stack</text:span>&lt;<text:span text:style-name="T5">pair</text:span>&lt;<text:span text:style-name="T28">char</text:span>,<text:span text:style-name="T27"> </text:span><text:span text:style-name="T5">size_t</text:span>&gt;&gt;<text:span text:style-name="T27"> </text:span><text:span text:style-name="T29">stack</text:span>;</text:p>
      <text:p text:style-name="P43"><text:span text:style-name="T27"><text:s text:c="2"/></text:span><text:span text:style-name="T5">size_t</text:span><text:span text:style-name="T27"> </text:span><text:span text:style-name="T29">len</text:span><text:span text:style-name="T27"> </text:span>=<text:span text:style-name="T27"> </text:span><text:span text:style-name="T29">input</text:span>.<text:span text:style-name="T31">length</text:span>();</text:p>
      <text:p text:style-name="P43"><text:span text:style-name="T27"><text:s text:c="2"/></text:span><text:span text:style-name="T28">for</text:span><text:span text:style-name="T27"> </text:span>(<text:span text:style-name="T5">size_t</text:span><text:span text:style-name="T27"> </text:span><text:span text:style-name="T29">i</text:span><text:span text:style-name="T27"> </text:span>=<text:span text:style-name="T27"> </text:span><text:span text:style-name="T42">0</text:span>;<text:span text:style-name="T27"> </text:span><text:span text:style-name="T29">i</text:span><text:span text:style-name="T27"> </text:span>!=<text:span text:style-name="T27"> </text:span><text:span text:style-name="T29">len</text:span>;<text:span text:style-name="T27"> </text:span>++<text:span text:style-name="T29">i</text:span>)<text:span text:style-name="T27"> </text:span>{</text:p>
      <text:p text:style-name="P43"><text:span text:style-name="T27"><text:s text:c="4"/></text:span><text:span text:style-name="T28">switch</text:span><text:span text:style-name="T27"> </text:span>(<text:span text:style-name="T29">input</text:span>[<text:span text:style-name="T31">i</text:span>])<text:span text:style-name="T27"> </text:span>{</text:p>
      <text:p text:style-name="P43"><text:span text:style-name="T27"><text:s text:c="8"/></text:span><text:span text:style-name="T28">case</text:span><text:span text:style-name="T27"> </text:span><text:span text:style-name="T43">'['</text:span>:</text:p>
      <text:p text:style-name="P43"><text:span text:style-name="T27"><text:s text:c="8"/></text:span><text:span text:style-name="T28">case</text:span><text:span text:style-name="T27"> </text:span><text:span text:style-name="T43">'{'</text:span>:</text:p>
      <text:p text:style-name="P43"><text:span text:style-name="T27"><text:s text:c="8"/></text:span><text:span text:style-name="T28">case</text:span><text:span text:style-name="T27"> </text:span><text:span text:style-name="T43">'('</text:span>:</text:p>
      <text:p text:style-name="P43"><text:span text:style-name="T27"><text:s text:c="8"/></text:span><text:span text:style-name="T29">stack</text:span>.<text:span text:style-name="T31">push</text:span>(<text:span text:style-name="T31">make_pair</text:span>(<text:span text:style-name="T30">input</text:span><text:span text:style-name="T45">[</text:span><text:span text:style-name="T33">i</text:span><text:span text:style-name="T45">]</text:span>,<text:span text:style-name="T27"> </text:span><text:span text:style-name="T29">i</text:span>+<text:span text:style-name="T42">1</text:span>));</text:p>
      <text:p text:style-name="P43"><text:span text:style-name="T27"><text:s text:c="6"/></text:span><text:span text:style-name="T28">break</text:span>;</text:p>
      <text:p text:style-name="P43"><text:span text:style-name="T27"><text:s text:c="8"/></text:span><text:span text:style-name="T28">case</text:span><text:span text:style-name="T27"> </text:span><text:span text:style-name="T43">']'</text:span>:</text:p>
      <text:p text:style-name="P43"><text:span text:style-name="T27"><text:s text:c="10"/></text:span><text:span text:style-name="T28">if</text:span><text:span text:style-name="T27"> </text:span>(!<text:span text:style-name="T29">stack</text:span>.<text:span text:style-name="T31">empty</text:span>()<text:span text:style-name="T27"> </text:span>&amp;&amp;<text:span text:style-name="T27"> </text:span><text:span text:style-name="T29">stack</text:span>.<text:span text:style-name="T31">top</text:span>().<text:span text:style-name="T35">first</text:span><text:span text:style-name="T27"> </text:span>==<text:span text:style-name="T27"> </text:span><text:span text:style-name="T43">'['</text:span>)</text:p>
      <text:p text:style-name="P43"><text:span text:style-name="T27"><text:s text:c="12"/></text:span><text:span text:style-name="T29">stack</text:span>.<text:span text:style-name="T31">pop</text:span>();</text:p>
      <text:p text:style-name="P43"><text:span text:style-name="T27"><text:s text:c="10"/></text:span><text:span text:style-name="T28">else</text:span></text:p>
      <text:p text:style-name="P43"><text:span text:style-name="T27"><text:s text:c="12"/></text:span><text:span text:style-name="T28">return</text:span><text:span text:style-name="T27"> </text:span><text:span text:style-name="T29">i</text:span><text:span text:style-name="T27"> </text:span>+<text:span text:style-name="T27"> </text:span><text:span text:style-name="T42">1</text:span>;</text:p>
      <text:p text:style-name="P43"><text:span text:style-name="T27"><text:s text:c="8"/></text:span><text:span text:style-name="T28">break</text:span>;</text:p>
      <text:p text:style-name="P43"><text:span text:style-name="T27"><text:s text:c="8"/></text:span><text:span text:style-name="T28">case</text:span><text:span text:style-name="T27"> </text:span><text:span text:style-name="T43">'}'</text:span>:</text:p>
      <text:p text:style-name="P43"><text:span text:style-name="T27"><text:s text:c="12"/></text:span><text:span text:style-name="T28">if</text:span><text:span text:style-name="T27"> </text:span>(!<text:span text:style-name="T29">stack</text:span>.<text:span text:style-name="T31">empty</text:span>()<text:span text:style-name="T27"> </text:span>&amp;&amp;<text:span text:style-name="T27"> </text:span><text:span text:style-name="T29">stack</text:span>.<text:span text:style-name="T31">top</text:span>().<text:span text:style-name="T35">first</text:span><text:span text:style-name="T27"> </text:span>==<text:span text:style-name="T27"> </text:span><text:span text:style-name="T43">'{'</text:span>)</text:p>
      <text:p text:style-name="P43"><text:span text:style-name="T27"><text:s text:c="12"/></text:span><text:span text:style-name="T29">stack</text:span>.<text:span text:style-name="T31">pop</text:span>();</text:p>
      <text:p text:style-name="P43"><text:span text:style-name="T27"><text:s text:c="16"/></text:span><text:span text:style-name="T28">else</text:span></text:p>
      <text:p text:style-name="P43"><text:span text:style-name="T27"><text:s text:c="12"/></text:span><text:span text:style-name="T28">return</text:span><text:span text:style-name="T27"> </text:span><text:span text:style-name="T29">i</text:span><text:span text:style-name="T27"> </text:span>+<text:span text:style-name="T27"> </text:span><text:span text:style-name="T42">1</text:span>;</text:p>
      <text:p text:style-name="P43"><text:span text:style-name="T27"><text:s text:c="8"/></text:span><text:span text:style-name="T28">break</text:span>;</text:p>
      <text:p text:style-name="P43"><text:span text:style-name="T27"><text:s text:c="8"/></text:span><text:span text:style-name="T28">case</text:span><text:span text:style-name="T27"> </text:span><text:span text:style-name="T43">')'</text:span>:</text:p>
      <text:p text:style-name="P43"><text:span text:style-name="T27"><text:s text:c="10"/></text:span><text:span text:style-name="T28">if</text:span><text:span text:style-name="T27"> </text:span>(!<text:span text:style-name="T29">stack</text:span>.<text:span text:style-name="T31">empty</text:span>()<text:span text:style-name="T27"> </text:span>&amp;&amp;<text:span text:style-name="T27"> </text:span><text:span text:style-name="T29">stack</text:span>.<text:span text:style-name="T31">top</text:span>().<text:span text:style-name="T35">first</text:span><text:span text:style-name="T27"> </text:span>==<text:span text:style-name="T27"> </text:span><text:span text:style-name="T43">'('</text:span>)</text:p>
      <text:p text:style-name="P43"><text:span text:style-name="T27"><text:s text:c="12"/></text:span><text:span text:style-name="T29">stack</text:span>.<text:span text:style-name="T31">pop</text:span>();</text:p>
      <text:p text:style-name="P43"><text:span text:style-name="T27"><text:s text:c="10"/></text:span><text:span text:style-name="T28">else</text:span></text:p>
      <text:p text:style-name="P43"><text:span text:style-name="T27"><text:s text:c="12"/></text:span><text:span text:style-name="T28">return</text:span><text:span text:style-name="T27"> </text:span><text:span text:style-name="T29">i</text:span><text:span text:style-name="T27"> </text:span>+<text:span text:style-name="T27"> </text:span><text:span text:style-name="T42">1</text:span>;</text:p>
      <text:p text:style-name="P43"><text:span text:style-name="T27"><text:s text:c="8"/></text:span><text:span text:style-name="T28">break</text:span>;</text:p>
      <text:p text:style-name="P43"><text:span text:style-name="T27"><text:s text:c="4"/></text:span>}</text:p>
      <text:p text:style-name="P44"><text:span text:style-name="T27"><text:s text:c="2"/></text:span>}</text:p>
      <text:p text:style-name="P43"><text:span text:style-name="T27"><text:s text:c="2"/></text:span><text:span text:style-name="T28">if</text:span><text:span text:style-name="T27"> </text:span>(<text:span text:style-name="T29">stack</text:span>.<text:span text:style-name="T31">empty</text:span>())</text:p>
      <text:p text:style-name="P43"><text:span text:style-name="T27"><text:s text:c="4"/></text:span><text:span text:style-name="T28">return</text:span><text:span text:style-name="T27"> </text:span><text:span text:style-name="T42">0</text:span>;</text:p>
      <text:p text:style-name="P43"><text:span text:style-name="T27"><text:s text:c="2"/></text:span><text:span text:style-name="T28">else</text:span></text:p>
      <text:p text:style-name="P43"><text:span text:style-name="T27"><text:s text:c="4"/></text:span><text:span text:style-name="T28">return</text:span><text:span text:style-name="T27"> </text:span><text:span text:style-name="T29">stack</text:span>.<text:span text:style-name="T31">top</text:span>().<text:span text:style-name="T35">second</text:span>;</text:p>
      <text:p text:style-name="P43">}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nsoles" svg:font-family="Consoles"/>
    <style:font-face style:name="Times New Roman1" svg:font-family="'Times New Roman'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018cm" fo:margin-right="0.042cm" fo:margin-top="0.423cm" fo:margin-bottom="0.607cm" loext:contextual-spacing="false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fo:font-size="12pt" fo:language="ru" fo:country="RU" fo:font-weight="bold" style:letter-kerning="true" style:font-size-asian="12pt" style:language-asian="zh" style:country-asian="CN" style:font-weight-asian="bold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 style:master-page-name="Standard">
      <style:paragraph-properties style:page-number="2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hyphenation-ladder-count="no-limit"/>
      <style:text-properties fo:color="#2e74b5" fo:language="en" fo:country="US" fo:font-weight="normal" style:letter-kerning="false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01cm" fo:margin-bottom="0.101cm" loext:contextual-spacing="false" fo:line-height="150%"/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cm" fo:margin-right="-1.245cm" fo:line-height="120%" fo:text-align="justify" style:justify-single-word="false" fo:orphans="0" fo:widows="0" fo:text-indent="0cm" style:auto-text-indent="false" style:vertical-align="auto"/>
      <style:text-properties fo:font-size="14pt" fo:language="ru" fo:country="RU" style:font-size-asian="14pt" style:language-asian="ru" style:country-asian="RU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2" style:font-family-asian="'Times New Roman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Standard">
      <loext:graphic-properties draw:fill="none"/>
      <style:paragraph-properties fo:margin-left="-2.401cm" fo:margin-right="-1cm" fo:text-align="center" style:justify-single-word="false" fo:orphans="2" fo:widows="2" fo:hyphenation-ladder-count="no-limit" fo:text-indent="0cm" style:auto-text-indent="false" style:page-number="2" fo:background-color="transparent" text:number-lines="false" text:line-number="0" style:writing-mode="lr-tb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-top="1.27cm" fo:margin-bottom="1.27cm" fo:margin-left="2.397cm" fo:margin-right="0.965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33cm" fo:margin-right="1.45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266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page-number text:select-page="current">0</text:page-number></text:p>
      </style:footer>
    </style:master-page>
    <style:master-page style:name="Converted2" style:page-layout-name="Mpm4" style:next-style-name="Converted1">
      <style:footer>
        <text:p text:style-name="Standard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kovets Antay</meta:initial-creator>
    <meta:editing-cycles>60</meta:editing-cycles>
    <meta:print-date>2017-10-07T03:52:00</meta:print-date>
    <meta:creation-date>2017-10-07T03:53:00</meta:creation-date>
    <dc:date>2018-10-04T13:18:40.909780205</dc:date>
    <meta:editing-duration>PT5H25M47S</meta:editing-duration>
    <meta:generator>LibreOffice/6.0.6.2$Linux_X86_64 LibreOffice_project/00m0$Build-2</meta:generator>
    <meta:document-statistic meta:table-count="1" meta:image-count="0" meta:object-count="0" meta:page-count="5" meta:paragraph-count="104" meta:word-count="402" meta:character-count="3096" meta:non-whitespace-character-count="24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